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0" table:default-cell-style-name="Default"/>
        <table:table-row table:style-name="ro1">
          <table:table-cell office:value-type="string" calcext:value-type="string">
            <text:p>lamb=0</text:p>
          </table:table-cell>
          <table:table-cell office:value-type="string" calcext:value-type="string">
            <text:p>M=1</text:p>
          </table:table-cell>
          <table:table-cell office:value-type="string" calcext:value-type="string">
            <text:p>M=2</text:p>
          </table:table-cell>
          <table:table-cell office:value-type="string" calcext:value-type="string">
            <text:p>M = 3</text:p>
          </table:table-cell>
          <table:table-cell office:value-type="string" calcext:value-type="string">
            <text:p>M=4</text:p>
          </table:table-cell>
          <table:table-cell office:value-type="string" calcext:value-type="string">
            <text:p>M=5</text:p>
          </table:table-cell>
          <table:table-cell office:value-type="string" calcext:value-type="string">
            <text:p>M = 6</text:p>
          </table:table-cell>
          <table:table-cell office:value-type="string" calcext:value-type="string">
            <text:p>M = 7</text:p>
          </table:table-cell>
          <table:table-cell office:value-type="string" calcext:value-type="string">
            <text:p>M =8 </text:p>
          </table:table-cell>
          <table:table-cell office:value-type="string" calcext:value-type="string">
            <text:p>M = 9</text:p>
          </table:table-cell>
          <table:table-cell office:value-type="string" calcext:value-type="string">
            <text:p>M = 10</text:p>
          </table:table-cell>
          <table:table-cell office:value-type="string" calcext:value-type="string">
            <text:p>M = 15</text:p>
          </table:table-cell>
          <table:table-cell office:value-type="string" calcext:value-type="string">
            <text:p>M = 20</text:p>
          </table:table-cell>
          <table:table-cell/>
          <table:table-cell office:value-type="string" calcext:value-type="string">
            <text:p>Lamb = 1</text:p>
          </table:table-cell>
          <table:table-cell office:value-type="string" calcext:value-type="string">
            <text:p>M = 20</text:p>
          </table:table-cell>
          <table:table-cell office:value-type="string" calcext:value-type="string">
            <text:p>M = 15</text:p>
          </table:table-cell>
          <table:table-cell office:value-type="string" calcext:value-type="string">
            <text:p>M = 10</text:p>
          </table:table-cell>
          <table:table-cell office:value-type="string" calcext:value-type="string">
            <text:p>M = 9</text:p>
          </table:table-cell>
          <table:table-cell office:value-type="string" calcext:value-type="string">
            <text:p>M = 8</text:p>
          </table:table-cell>
          <table:table-cell office:value-type="string" calcext:value-type="string">
            <text:p>M = 7</text:p>
          </table:table-cell>
          <table:table-cell office:value-type="string" calcext:value-type="string">
            <text:p>M =6</text:p>
          </table:table-cell>
          <table:table-cell office:value-type="string" calcext:value-type="string">
            <text:p>M = 5</text:p>
          </table:table-cell>
          <table:table-cell office:value-type="string" calcext:value-type="string">
            <text:p>M = 4</text:p>
          </table:table-cell>
          <table:table-cell office:value-type="string" calcext:value-type="string">
            <text:p>M =3</text:p>
          </table:table-cell>
          <table:table-cell office:value-type="string" calcext:value-type="string">
            <text:p><text:s/>M = 2</text:p>
          </table:table-cell>
          <table:table-cell office:value-type="string" calcext:value-type="string">
            <text:p>M =1 </text:p>
          </table:table-cell>
          <table:table-cell/>
          <table:table-cell office:value-type="string" calcext:value-type="string">
            <text:p>Lamb = 0.5</text:p>
          </table:table-cell>
          <table:table-cell office:value-type="string" calcext:value-type="string">
            <text:p>Lamb = 0.1</text:p>
          </table:table-cell>
        </table:table-row>
        <table:table-row table:style-name="ro1">
          <table:table-cell office:value-type="string" calcext:value-type="string">
            <text:p>Unis &amp; mean</text:p>
          </table:table-cell>
          <table:table-cell office:value-type="float" office:value="0.564508246126" calcext:value-type="float">
            <text:p>0.5645082461</text:p>
          </table:table-cell>
          <table:table-cell office:value-type="float" office:value="0.564507452025" calcext:value-type="float">
            <text:p>0.564507452</text:p>
          </table:table-cell>
          <table:table-cell office:value-type="float" office:value="0.56441848931" calcext:value-type="float">
            <text:p>0.5644184893</text:p>
          </table:table-cell>
          <table:table-cell office:value-type="float" office:value="0.564451593635" calcext:value-type="float">
            <text:p>0.5644515936</text:p>
          </table:table-cell>
          <table:table-cell office:value-type="float" office:value="0.564268854689" calcext:value-type="float">
            <text:p>0.5642688547</text:p>
          </table:table-cell>
          <table:table-cell office:value-type="float" office:value="0.564344849948" calcext:value-type="float">
            <text:p>0.5643448499</text:p>
          </table:table-cell>
          <table:table-cell office:value-type="float" office:value="0.564167246366" calcext:value-type="float">
            <text:p>0.5641672464</text:p>
          </table:table-cell>
          <table:table-cell office:value-type="float" office:value="0.564142080275" calcext:value-type="float">
            <text:p>0.5641420803</text:p>
          </table:table-cell>
          <table:table-cell office:value-type="float" office:value="0.564226344984" calcext:value-type="float">
            <text:p>0.564226345</text:p>
          </table:table-cell>
          <table:table-cell office:value-type="float" office:value="0.564016468842" calcext:value-type="float">
            <text:p>0.5640164688</text:p>
          </table:table-cell>
          <table:table-cell office:value-type="float" office:value="0.563937504429" calcext:value-type="float">
            <text:p>0.5639375044</text:p>
          </table:table-cell>
          <table:table-cell office:value-type="float" office:value="0.563924868682" calcext:value-type="float">
            <text:p>0.5639248687</text:p>
          </table:table-cell>
          <table:table-cell table:number-columns-repeated="2"/>
          <table:table-cell office:value-type="float" office:value="0.564498021055" calcext:value-type="float">
            <text:p>0.5644980211</text:p>
          </table:table-cell>
          <table:table-cell office:value-type="float" office:value="0.564503193473" calcext:value-type="float">
            <text:p>0.5645031935</text:p>
          </table:table-cell>
          <table:table-cell office:value-type="float" office:value="0.564505313263" calcext:value-type="float">
            <text:p>0.5645053133</text:p>
          </table:table-cell>
          <table:table-cell office:value-type="float" office:value="0.56450666408" calcext:value-type="float">
            <text:p>0.5645066641</text:p>
          </table:table-cell>
          <table:table-cell office:value-type="float" office:value="0.564506406658" calcext:value-type="float">
            <text:p>0.5645064067</text:p>
          </table:table-cell>
          <table:table-cell office:value-type="float" office:value="0.564506889589" calcext:value-type="float">
            <text:p>0.5645068896</text:p>
          </table:table-cell>
          <table:table-cell office:value-type="float" office:value="0.564507308647" calcext:value-type="float">
            <text:p>0.5645073086</text:p>
          </table:table-cell>
          <table:table-cell office:value-type="float" office:value="0.564507863832" calcext:value-type="float">
            <text:p>0.5645078638</text:p>
          </table:table-cell>
          <table:table-cell office:value-type="float" office:value="0.564508269884" calcext:value-type="float">
            <text:p>0.5645082699</text:p>
          </table:table-cell>
          <table:table-cell table:style-name="ce1" office:value-type="float" office:value="0.564508649137" calcext:value-type="float">
            <text:p>0.5645086491</text:p>
          </table:table-cell>
          <table:table-cell office:value-type="float" office:value="0.564509005297" calcext:value-type="float">
            <text:p>0.5645090053</text:p>
          </table:table-cell>
          <table:table-cell office:value-type="float" office:value="0.564509769273" calcext:value-type="float">
            <text:p>0.5645097693</text:p>
          </table:table-cell>
          <table:table-cell/>
          <table:table-cell office:value-type="float" office:value="0.564508624115" calcext:value-type="float">
            <text:p>0.5645086241</text:p>
          </table:table-cell>
          <table:table-cell office:value-type="float" office:value="0.564508316349" calcext:value-type="float">
            <text:p>0.5645083163</text:p>
          </table:table-cell>
        </table:table-row>
        <table:table-row table:style-name="ro1">
          <table:table-cell/>
          <table:table-cell office:value-type="float" office:value="0.551606219408" calcext:value-type="float">
            <text:p>0.5516062194</text:p>
          </table:table-cell>
          <table:table-cell office:value-type="float" office:value="0.551550788538" calcext:value-type="float">
            <text:p>0.5515507885</text:p>
          </table:table-cell>
          <table:table-cell office:value-type="float" office:value="0.556986039078" calcext:value-type="float">
            <text:p>0.5569860391</text:p>
          </table:table-cell>
          <table:table-cell office:value-type="float" office:value="0.554383672478" calcext:value-type="float">
            <text:p>0.5543836725</text:p>
          </table:table-cell>
          <table:table-cell office:value-type="float" office:value="0.560974002198" calcext:value-type="float">
            <text:p>0.5609740022</text:p>
          </table:table-cell>
          <table:table-cell office:value-type="float" office:value="0.557960315542" calcext:value-type="float">
            <text:p>0.5579603155</text:p>
          </table:table-cell>
          <table:table-cell office:value-type="float" office:value="0.570966811827" calcext:value-type="float">
            <text:p>0.5709668118</text:p>
          </table:table-cell>
          <table:table-cell office:value-type="float" office:value="0.561128943254" calcext:value-type="float">
            <text:p>0.5611289433</text:p>
          </table:table-cell>
          <table:table-cell office:value-type="float" office:value="0.585588165212" calcext:value-type="float">
            <text:p>0.5855881652</text:p>
          </table:table-cell>
          <table:table-cell office:value-type="float" office:value="0.604928032301" calcext:value-type="float">
            <text:p>0.6049280323</text:p>
          </table:table-cell>
          <table:table-cell office:value-type="float" office:value="0.597798936414" calcext:value-type="float">
            <text:p>0.5977989364</text:p>
          </table:table-cell>
          <table:table-cell office:value-type="float" office:value="0.573005460526" calcext:value-type="float">
            <text:p>0.5730054605</text:p>
          </table:table-cell>
          <table:table-cell table:number-columns-repeated="2"/>
          <table:table-cell office:value-type="float" office:value="0.551710712612" calcext:value-type="float">
            <text:p>0.5517107126</text:p>
          </table:table-cell>
          <table:table-cell office:value-type="float" office:value="0.551682373559" calcext:value-type="float">
            <text:p>0.5516823736</text:p>
          </table:table-cell>
          <table:table-cell office:value-type="float" office:value="0.55164020208" calcext:value-type="float">
            <text:p>0.5516402021</text:p>
          </table:table-cell>
          <table:table-cell office:value-type="float" office:value="0.551638158728" calcext:value-type="float">
            <text:p>0.5516381587</text:p>
          </table:table-cell>
          <table:table-cell office:value-type="float" office:value="0.551643216692" calcext:value-type="float">
            <text:p>0.5516432167</text:p>
          </table:table-cell>
          <table:table-cell office:value-type="float" office:value="0.551634738355" calcext:value-type="float">
            <text:p>0.5516347384</text:p>
          </table:table-cell>
          <table:table-cell office:value-type="float" office:value="0.551635204374" calcext:value-type="float">
            <text:p>0.5516352044</text:p>
          </table:table-cell>
          <table:table-cell office:value-type="float" office:value="0.551621013841" calcext:value-type="float">
            <text:p>0.5516210138</text:p>
          </table:table-cell>
          <table:table-cell office:value-type="float" office:value="0.551616078448" calcext:value-type="float">
            <text:p>0.5516160784</text:p>
          </table:table-cell>
          <table:table-cell office:value-type="float" office:value="0.551613931816" calcext:value-type="float">
            <text:p>0.5516139318</text:p>
          </table:table-cell>
          <table:table-cell office:value-type="float" office:value="0.551611881223" calcext:value-type="float">
            <text:p>0.5516118812</text:p>
          </table:table-cell>
          <table:table-cell office:value-type="float" office:value="0.551617829169" calcext:value-type="float">
            <text:p>0.5516178292</text:p>
          </table:table-cell>
          <table:table-cell/>
          <table:table-cell office:value-type="float" office:value="0.551608949713" calcext:value-type="float">
            <text:p>0.5516089497</text:p>
          </table:table-cell>
          <table:table-cell office:value-type="float" office:value="0.551606396463" calcext:value-type="float">
            <text:p>0.5516063965</text:p>
          </table:table-cell>
        </table:table-row>
        <table:table-row table:style-name="ro1">
          <table:table-cell/>
          <table:table-cell table:formula="of:=0.637686078283" office:value-type="float" office:value="0.637686078283" calcext:value-type="float">
            <text:p>0.6376860783</text:p>
          </table:table-cell>
          <table:table-cell office:value-type="float" office:value="0.637641362114" calcext:value-type="float">
            <text:p>0.6376413621</text:p>
          </table:table-cell>
          <table:table-cell office:value-type="float" office:value="0.639194550798" calcext:value-type="float">
            <text:p>0.6391945508</text:p>
          </table:table-cell>
          <table:table-cell office:value-type="float" office:value="0.638737438745" calcext:value-type="float">
            <text:p>0.6387374387</text:p>
          </table:table-cell>
          <table:table-cell office:value-type="float" office:value="0.639625110702" calcext:value-type="float">
            <text:p>0.6396251107</text:p>
          </table:table-cell>
          <table:table-cell office:value-type="float" office:value="0.644879708297" calcext:value-type="float">
            <text:p>0.6448797083</text:p>
          </table:table-cell>
          <table:table-cell office:value-type="float" office:value="0.641299462306" calcext:value-type="float">
            <text:p>0.6412994623</text:p>
          </table:table-cell>
          <table:table-cell office:value-type="float" office:value="0.646480807211" calcext:value-type="float">
            <text:p>0.6464808072</text:p>
          </table:table-cell>
          <table:table-cell office:value-type="float" office:value="0.648304486804" calcext:value-type="float">
            <text:p>0.6483044868</text:p>
          </table:table-cell>
          <table:table-cell office:value-type="float" office:value="0.669722485957" calcext:value-type="float">
            <text:p>0.669722486</text:p>
          </table:table-cell>
          <table:table-cell office:value-type="float" office:value="0.656621721955" calcext:value-type="float">
            <text:p>0.656621722</text:p>
          </table:table-cell>
          <table:table-cell office:value-type="float" office:value="0.668982984977" calcext:value-type="float">
            <text:p>0.668982985</text:p>
          </table:table-cell>
          <table:table-cell table:number-columns-repeated="2"/>
          <table:table-cell office:value-type="float" office:value="0.637736780388" calcext:value-type="float">
            <text:p>0.6377367804</text:p>
          </table:table-cell>
          <table:table-cell office:value-type="float" office:value="0.637714649455" calcext:value-type="float">
            <text:p>0.6377146495</text:p>
          </table:table-cell>
          <table:table-cell office:value-type="float" office:value="0.637696776568" calcext:value-type="float">
            <text:p>0.6376967766</text:p>
          </table:table-cell>
          <table:table-cell office:value-type="float" office:value="0.637695770293" calcext:value-type="float">
            <text:p>0.6376957703</text:p>
          </table:table-cell>
          <table:table-cell office:value-type="float" office:value="0.637694960079" calcext:value-type="float">
            <text:p>0.6376949601</text:p>
          </table:table-cell>
          <table:table-cell office:value-type="float" office:value="0.63769264639" calcext:value-type="float">
            <text:p>0.6376926464</text:p>
          </table:table-cell>
          <table:table-cell office:value-type="float" office:value="0.63769523528" calcext:value-type="float">
            <text:p>0.6376952353</text:p>
          </table:table-cell>
          <table:table-cell office:value-type="float" office:value="0.637691025945" calcext:value-type="float">
            <text:p>0.6376910259</text:p>
          </table:table-cell>
          <table:table-cell office:value-type="float" office:value="0.637691193442" calcext:value-type="float">
            <text:p>0.6376911934</text:p>
          </table:table-cell>
          <table:table-cell office:value-type="float" office:value="0.637691514908" calcext:value-type="float">
            <text:p>0.6376915149</text:p>
          </table:table-cell>
          <table:table-cell office:value-type="float" office:value="0.637691563265" calcext:value-type="float">
            <text:p>0.6376915633</text:p>
          </table:table-cell>
          <table:table-cell office:value-type="float" office:value="0.637696861402" calcext:value-type="float">
            <text:p>0.6376968614</text:p>
          </table:table-cell>
          <table:table-cell table:formula="of:=MIN([.B4:.AA4])" office:value-type="float" office:value="0.637641362114" calcext:value-type="float">
            <text:p>0.6376413621</text:p>
          </table:table-cell>
          <table:table-cell office:value-type="float" office:value="0.637688843994" calcext:value-type="float">
            <text:p>0.637688844</text:p>
          </table:table-cell>
          <table:table-cell office:value-type="float" office:value="0.637686500479" calcext:value-type="float">
            <text:p>0.6376865005</text:p>
          </table:table-cell>
        </table:table-row>
        <table:table-row table:style-name="ro1">
          <table:table-cell/>
          <table:table-cell office:value-type="string" calcext:value-type="string">
            <text:p>[[-0.30754364]]</text:p>
          </table:table-cell>
          <table:table-cell table:style-name="ce1"/>
          <table:table-cell table:number-columns-repeated="27"/>
        </table:table-row>
        <table:table-row table:style-name="ro1">
          <table:table-cell office:value-type="string" calcext:value-type="string">
            <text:p>kmeans</text:p>
          </table:table-cell>
          <table:table-cell office:value-type="float" office:value="0.576917976847" calcext:value-type="float">
            <text:p>0.5769179768</text:p>
          </table:table-cell>
          <table:table-cell office:value-type="float" office:value="0.569883204851" calcext:value-type="float">
            <text:p>0.5698832049</text:p>
          </table:table-cell>
          <table:table-cell office:value-type="float" office:value="0.557907771974" calcext:value-type="float">
            <text:p>0.557907772</text:p>
          </table:table-cell>
          <table:table-cell office:value-type="float" office:value="0.557460018901" calcext:value-type="float">
            <text:p>0.5574600189</text:p>
          </table:table-cell>
          <table:table-cell office:value-type="float" office:value="0.557719801709" calcext:value-type="float">
            <text:p>0.5577198017</text:p>
          </table:table-cell>
          <table:table-cell office:value-type="float" office:value="0.557869421594" calcext:value-type="float">
            <text:p>0.5578694216</text:p>
          </table:table-cell>
          <table:table-cell office:value-type="float" office:value="0.558088166747" calcext:value-type="float">
            <text:p>0.5580881667</text:p>
          </table:table-cell>
          <table:table-cell office:value-type="float" office:value="0.558114305858" calcext:value-type="float">
            <text:p>0.5581143059</text:p>
          </table:table-cell>
          <table:table-cell office:value-type="float" office:value="0.558092463034" calcext:value-type="float">
            <text:p>0.558092463</text:p>
          </table:table-cell>
          <table:table-cell office:value-type="float" office:value="0.555148000152" calcext:value-type="float">
            <text:p>0.5551480002</text:p>
          </table:table-cell>
          <table:table-cell office:value-type="float" office:value="0.551710602576" calcext:value-type="float">
            <text:p>0.5517106026</text:p>
          </table:table-cell>
          <table:table-cell office:value-type="float" office:value="0.551405180295" calcext:value-type="float">
            <text:p>0.5514051803</text:p>
          </table:table-cell>
          <table:table-cell table:number-columns-repeated="2"/>
          <table:table-cell office:value-type="float" office:value="0.551248102603" calcext:value-type="float">
            <text:p>0.5512481026</text:p>
          </table:table-cell>
          <table:table-cell office:value-type="float" office:value="0.551842757468" calcext:value-type="float">
            <text:p>0.5518427575</text:p>
          </table:table-cell>
          <table:table-cell office:value-type="float" office:value="0.554530762618" calcext:value-type="float">
            <text:p>0.5545307626</text:p>
          </table:table-cell>
          <table:table-cell office:value-type="float" office:value="0.558096658971" calcext:value-type="float">
            <text:p>0.558096659</text:p>
          </table:table-cell>
          <table:table-cell office:value-type="float" office:value="0.558121097232" calcext:value-type="float">
            <text:p>0.5581210972</text:p>
          </table:table-cell>
          <table:table-cell office:value-type="float" office:value="0.558093055795" calcext:value-type="float">
            <text:p>0.5580930558</text:p>
          </table:table-cell>
          <table:table-cell office:value-type="float" office:value="0.557874608721" calcext:value-type="float">
            <text:p>0.5578746087</text:p>
          </table:table-cell>
          <table:table-cell office:value-type="float" office:value="0.557725474005" calcext:value-type="float">
            <text:p>0.557725474</text:p>
          </table:table-cell>
          <table:table-cell office:value-type="float" office:value="0.557467272535" calcext:value-type="float">
            <text:p>0.5574672725</text:p>
          </table:table-cell>
          <table:table-cell office:value-type="float" office:value="0.557917216474" calcext:value-type="float">
            <text:p>0.5579172165</text:p>
          </table:table-cell>
          <table:table-cell office:value-type="float" office:value="0.569888591805" calcext:value-type="float">
            <text:p>0.5698885918</text:p>
          </table:table-cell>
          <table:table-cell office:value-type="float" office:value="0.576925792687" calcext:value-type="float">
            <text:p>0.57692579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64737772053" calcext:value-type="float">
            <text:p>0.5647377721</text:p>
          </table:table-cell>
          <table:table-cell office:value-type="float" office:value="0.557989688029" calcext:value-type="float">
            <text:p>0.557989688</text:p>
          </table:table-cell>
          <table:table-cell office:value-type="float" office:value="0.563228815376" calcext:value-type="float">
            <text:p>0.5632288154</text:p>
          </table:table-cell>
          <table:table-cell office:value-type="float" office:value="0.581848331783" calcext:value-type="float">
            <text:p>0.5818483318</text:p>
          </table:table-cell>
          <table:table-cell office:value-type="float" office:value="0.584779545602" calcext:value-type="float">
            <text:p>0.5847795456</text:p>
          </table:table-cell>
          <table:table-cell office:value-type="float" office:value="0.586257878047" calcext:value-type="float">
            <text:p>0.586257878</text:p>
          </table:table-cell>
          <table:table-cell office:value-type="float" office:value="0.570004500743" calcext:value-type="float">
            <text:p>0.5700045007</text:p>
          </table:table-cell>
          <table:table-cell office:value-type="float" office:value="0.561628583553" calcext:value-type="float">
            <text:p>0.5616285836</text:p>
          </table:table-cell>
          <table:table-cell office:value-type="float" office:value="0.557607826056" calcext:value-type="float">
            <text:p>0.5576078261</text:p>
          </table:table-cell>
          <table:table-cell office:value-type="float" office:value="0.558354161503" calcext:value-type="float">
            <text:p>0.5583541615</text:p>
          </table:table-cell>
          <table:table-cell office:value-type="float" office:value="0.697807512801" calcext:value-type="float">
            <text:p>0.6978075128</text:p>
          </table:table-cell>
          <table:table-cell office:value-type="float" office:value="0.637862534457" calcext:value-type="float">
            <text:p>0.6378625345</text:p>
          </table:table-cell>
          <table:table-cell table:number-columns-repeated="2"/>
          <table:table-cell office:value-type="float" office:value="0.633635260684" calcext:value-type="float">
            <text:p>0.6336352607</text:p>
          </table:table-cell>
          <table:table-cell office:value-type="float" office:value="0.58840184576" calcext:value-type="float">
            <text:p>0.5884018458</text:p>
          </table:table-cell>
          <table:table-cell office:value-type="float" office:value="0.584522189844" calcext:value-type="float">
            <text:p>0.5845221898</text:p>
          </table:table-cell>
          <table:table-cell office:value-type="float" office:value="0.56278179482" calcext:value-type="float">
            <text:p>0.5627817948</text:p>
          </table:table-cell>
          <table:table-cell office:value-type="float" office:value="0.555061128961" calcext:value-type="float">
            <text:p>0.555061129</text:p>
          </table:table-cell>
          <table:table-cell office:value-type="float" office:value="0.554516376169" calcext:value-type="float">
            <text:p>0.5545163762</text:p>
          </table:table-cell>
          <table:table-cell office:value-type="float" office:value="0.559153926667" calcext:value-type="float">
            <text:p>0.5591539267</text:p>
          </table:table-cell>
          <table:table-cell office:value-type="float" office:value="0.585487213676" calcext:value-type="float">
            <text:p>0.5854872137</text:p>
          </table:table-cell>
          <table:table-cell office:value-type="float" office:value="0.562506628344" calcext:value-type="float">
            <text:p>0.5625066283</text:p>
          </table:table-cell>
          <table:table-cell office:value-type="float" office:value="0.544929403809" calcext:value-type="float">
            <text:p>0.5449294038</text:p>
          </table:table-cell>
          <table:table-cell office:value-type="float" office:value="0.558003251332" calcext:value-type="float">
            <text:p>0.5580032513</text:p>
          </table:table-cell>
          <table:table-cell office:value-type="float" office:value="0.564797075835" calcext:value-type="float">
            <text:p>0.56479707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54347075942" calcext:value-type="float">
            <text:p>0.6543470759</text:p>
          </table:table-cell>
          <table:table-cell office:value-type="float" office:value="0.644892561361" calcext:value-type="float">
            <text:p>0.6448925614</text:p>
          </table:table-cell>
          <table:table-cell office:value-type="float" office:value="0.682453503548" calcext:value-type="float">
            <text:p>0.6824535035</text:p>
          </table:table-cell>
          <table:table-cell office:value-type="float" office:value="0.663053377867" calcext:value-type="float">
            <text:p>0.6630533779</text:p>
          </table:table-cell>
          <table:table-cell office:value-type="float" office:value="0.63921086105" calcext:value-type="float">
            <text:p>0.6392108611</text:p>
          </table:table-cell>
          <table:table-cell office:value-type="float" office:value="0.650186178369" calcext:value-type="float">
            <text:p>0.6501861784</text:p>
          </table:table-cell>
          <table:table-cell office:value-type="float" office:value="0.64467693092" calcext:value-type="float">
            <text:p>0.6446769309</text:p>
          </table:table-cell>
          <table:table-cell office:value-type="float" office:value="0.641349203699" calcext:value-type="float">
            <text:p>0.6413492037</text:p>
          </table:table-cell>
          <table:table-cell office:value-type="float" office:value="0.646992202508" calcext:value-type="float">
            <text:p>0.6469922025</text:p>
          </table:table-cell>
          <table:table-cell office:value-type="float" office:value="0.675037856242" calcext:value-type="float">
            <text:p>0.6750378562</text:p>
          </table:table-cell>
          <table:table-cell office:value-type="float" office:value="0.687320655661" calcext:value-type="float">
            <text:p>0.6873206557</text:p>
          </table:table-cell>
          <table:table-cell office:value-type="float" office:value="0.787133825353" calcext:value-type="float">
            <text:p>0.7871338254</text:p>
          </table:table-cell>
          <table:table-cell table:number-columns-repeated="2"/>
          <table:table-cell office:value-type="float" office:value="0.676082548131" calcext:value-type="float">
            <text:p>0.6760825481</text:p>
          </table:table-cell>
          <table:table-cell office:value-type="float" office:value="0.692326241551" calcext:value-type="float">
            <text:p>0.6923262416</text:p>
          </table:table-cell>
          <table:table-cell office:value-type="float" office:value="0.691928485851" calcext:value-type="float">
            <text:p>0.6919284859</text:p>
          </table:table-cell>
          <table:table-cell office:value-type="float" office:value="0.632450977703" calcext:value-type="float">
            <text:p>0.6324509777</text:p>
          </table:table-cell>
          <table:table-cell office:value-type="float" office:value="0.637000096242" calcext:value-type="float">
            <text:p>0.6370000962</text:p>
          </table:table-cell>
          <table:table-cell office:value-type="float" office:value="0.635618064799" calcext:value-type="float">
            <text:p>0.6356180648</text:p>
          </table:table-cell>
          <table:table-cell office:value-type="float" office:value="0.661718434844" calcext:value-type="float">
            <text:p>0.6617184348</text:p>
          </table:table-cell>
          <table:table-cell office:value-type="float" office:value="0.650775949641" calcext:value-type="float">
            <text:p>0.6507759496</text:p>
          </table:table-cell>
          <table:table-cell office:value-type="float" office:value="0.663074180149" calcext:value-type="float">
            <text:p>0.6630741801</text:p>
          </table:table-cell>
          <table:table-cell office:value-type="float" office:value="0.663673864286" calcext:value-type="float">
            <text:p>0.6636738643</text:p>
          </table:table-cell>
          <table:table-cell office:value-type="float" office:value="0.646688436129" calcext:value-type="float">
            <text:p>0.6466884361</text:p>
          </table:table-cell>
          <table:table-cell office:value-type="float" office:value="0.654402101354" calcext:value-type="float">
            <text:p>0.6544021014</text:p>
          </table:table-cell>
          <table:table-cell table:formula="of:=MIN([.B8:.AA8])" office:value-type="float" office:value="0.632450977703" calcext:value-type="float">
            <text:p>0.632450977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[-0.70431521]]</text:p>
          </table:table-cell>
          <table:table-cell table:number-columns-repeated="28"/>
        </table:table-row>
        <table:table-row table:style-name="ro1" table:number-rows-repeated="3">
          <table:table-cell table:number-columns-repeated="30"/>
        </table:table-row>
        <table:table-row table:style-name="ro1">
          <table:table-cell table:number-columns-repeated="2"/>
          <table:table-cell office:value-type="string" calcext:value-type="string">
            <text:p>[[-7.18592482]</text:p>
          </table:table-cell>
          <table:table-cell office:value-type="string" calcext:value-type="string">
            <text:p>[[ 47.89178846]</text:p>
          </table:table-cell>
          <table:table-cell office:value-type="string" calcext:value-type="string">
            <text:p>[[ 42.80642155]</text:p>
          </table:table-cell>
          <table:table-cell office:value-type="string" calcext:value-type="string">
            <text:p>[[ 72.09014959]</text:p>
          </table:table-cell>
          <table:table-cell office:value-type="string" calcext:value-type="string">
            <text:p>[[ 66.94824896]</text:p>
          </table:table-cell>
          <table:table-cell office:value-type="string" calcext:value-type="string">
            <text:p>[[-73.9344448 ]</text:p>
          </table:table-cell>
          <table:table-cell office:value-type="string" calcext:value-type="string">
            <text:p>[[-140.17785665]</text:p>
          </table:table-cell>
          <table:table-cell table:style-name="ce1" office:value-type="string" calcext:value-type="string">
            <text:p>[[-130.0767102 ]</text:p>
          </table:table-cell>
          <table:table-cell table:style-name="ce1" office:value-type="string" calcext:value-type="string">
            <text:p>[[-130.31253013]</text:p>
          </table:table-cell>
          <table:table-cell office:value-type="string" calcext:value-type="string">
            <text:p>[[ -42.16670843]</text:p>
          </table:table-cell>
          <table:table-cell office:value-type="string" calcext:value-type="string">
            <text:p>[[-51.78866617]</text:p>
          </table:table-cell>
          <table:table-cell table:number-columns-repeated="2"/>
          <table:table-cell office:value-type="string" calcext:value-type="string">
            <text:p>[[ <text:s/>3.10905156e-02]</text:p>
          </table:table-cell>
          <table:table-cell office:value-type="string" calcext:value-type="string">
            <text:p>[[ 0.06864662]</text:p>
          </table:table-cell>
          <table:table-cell office:value-type="string" calcext:value-type="string">
            <text:p>[[ 0.04290691]</text:p>
          </table:table-cell>
          <table:table-cell office:value-type="string" calcext:value-type="string">
            <text:p>[[ 0.05658887]</text:p>
          </table:table-cell>
          <table:table-cell office:value-type="string" calcext:value-type="string">
            <text:p>[[ 0.02142201]</text:p>
          </table:table-cell>
          <table:table-cell office:value-type="string" calcext:value-type="string">
            <text:p>[[ 0.06128902]</text:p>
          </table:table-cell>
          <table:table-cell office:value-type="string" calcext:value-type="string">
            <text:p>[[ 0.10488657]</text:p>
          </table:table-cell>
          <table:table-cell office:value-type="string" calcext:value-type="string">
            <text:p>[[ 0.07894399]</text:p>
          </table:table-cell>
          <table:table-cell office:value-type="string" calcext:value-type="string">
            <text:p>[[ 0.00314179]</text:p>
          </table:table-cell>
          <table:table-cell office:value-type="string" calcext:value-type="string">
            <text:p>[[-0.04386596]</text:p>
          </table:table-cell>
          <table:table-cell office:value-type="string" calcext:value-type="string">
            <text:p>[[-0.1572644 ]</text:p>
          </table:table-cell>
          <table:table-cell office:value-type="string" calcext:value-type="string">
            <text:p>[[-0.30753804]]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/>[ 6.8782438 ]]</text:p>
          </table:table-cell>
          <table:table-cell office:value-type="string" calcext:value-type="string">
            <text:p><text:s/>[-50.84361473]</text:p>
          </table:table-cell>
          <table:table-cell office:value-type="string" calcext:value-type="string">
            <text:p><text:s/>[ -2.20638555]</text:p>
          </table:table-cell>
          <table:table-cell office:value-type="string" calcext:value-type="string">
            <text:p><text:s/>[-44.19897961]</text:p>
          </table:table-cell>
          <table:table-cell office:value-type="string" calcext:value-type="string">
            <text:p><text:s/>[-19.05946004]</text:p>
          </table:table-cell>
          <table:table-cell office:value-type="string" calcext:value-type="string">
            <text:p><text:s/>[ 27.33630465]</text:p>
          </table:table-cell>
          <table:table-cell office:value-type="string" calcext:value-type="string">
            <text:p><text:s/>[ <text:s/>70.41278432]</text:p>
          </table:table-cell>
          <table:table-cell office:value-type="string" calcext:value-type="string">
            <text:p><text:s/>[ <text:s/>46.07189184]</text:p>
          </table:table-cell>
          <table:table-cell office:value-type="string" calcext:value-type="string">
            <text:p><text:s/>[ <text:s/>-9.34272411]</text:p>
          </table:table-cell>
          <table:table-cell office:value-type="string" calcext:value-type="string">
            <text:p><text:s/>[ <text:s/>16.24271756]</text:p>
          </table:table-cell>
          <table:table-cell office:value-type="string" calcext:value-type="string">
            <text:p><text:s/>[-44.4434066 ]</text:p>
          </table:table-cell>
          <table:table-cell table:number-columns-repeated="2"/>
          <table:table-cell office:value-type="string" calcext:value-type="string">
            <text:p><text:s/>[ <text:s/>8.35618843e-02]</text:p>
          </table:table-cell>
          <table:table-cell office:value-type="string" calcext:value-type="string">
            <text:p><text:s/>[ 0.09032102]</text:p>
          </table:table-cell>
          <table:table-cell office:value-type="string" calcext:value-type="string">
            <text:p><text:s/>[ 0.16554047]</text:p>
          </table:table-cell>
          <table:table-cell office:value-type="string" calcext:value-type="string">
            <text:p><text:s/>[ 0.09608962]</text:p>
          </table:table-cell>
          <table:table-cell office:value-type="string" calcext:value-type="string">
            <text:p><text:s/>[ 0.05173451]</text:p>
          </table:table-cell>
          <table:table-cell office:value-type="string" calcext:value-type="string">
            <text:p><text:s/>[-0.02252196]</text:p>
          </table:table-cell>
          <table:table-cell office:value-type="string" calcext:value-type="string">
            <text:p><text:s/>[-0.08856863]</text:p>
          </table:table-cell>
          <table:table-cell office:value-type="string" calcext:value-type="string">
            <text:p><text:s/>[-0.18298475]</text:p>
          </table:table-cell>
          <table:table-cell office:value-type="string" calcext:value-type="string">
            <text:p><text:s/>[-0.17130366]</text:p>
          </table:table-cell>
          <table:table-cell office:value-type="string" calcext:value-type="string">
            <text:p><text:s/>[-0.15697229]</text:p>
          </table:table-cell>
          <table:table-cell office:value-type="string" calcext:value-type="string">
            <text:p><text:s/>[-0.15027648]]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<text:s/>[ <text:s/>2.64382825]]</text:p>
          </table:table-cell>
          <table:table-cell office:value-type="string" calcext:value-type="string">
            <text:p><text:s/>[-22.54402271]</text:p>
          </table:table-cell>
          <table:table-cell office:value-type="string" calcext:value-type="string">
            <text:p><text:s/>[ 37.63819165]</text:p>
          </table:table-cell>
          <table:table-cell office:value-type="string" calcext:value-type="string">
            <text:p><text:s/>[-41.38539989]</text:p>
          </table:table-cell>
          <table:table-cell office:value-type="string" calcext:value-type="string">
            <text:p><text:s/>[-54.93893886]</text:p>
          </table:table-cell>
          <table:table-cell office:value-type="string" calcext:value-type="string">
            <text:p><text:s/>[ -37.91839269]</text:p>
          </table:table-cell>
          <table:table-cell office:value-type="string" calcext:value-type="string">
            <text:p><text:s/>[ -13.64921969]</text:p>
          </table:table-cell>
          <table:table-cell office:value-type="string" calcext:value-type="string">
            <text:p><text:s/>[ <text:s/>-5.46144947]</text:p>
          </table:table-cell>
          <table:table-cell office:value-type="string" calcext:value-type="string">
            <text:p><text:s/>[ <text:s/>16.76113451]</text:p>
          </table:table-cell>
          <table:table-cell office:value-type="string" calcext:value-type="string">
            <text:p><text:s/>[ 31.53028434]</text:p>
          </table:table-cell>
          <table:table-cell table:number-columns-repeated="2"/>
          <table:table-cell office:value-type="string" calcext:value-type="string">
            <text:p><text:s/>[ <text:s/>2.36762360e-01]</text:p>
          </table:table-cell>
          <table:table-cell office:value-type="string" calcext:value-type="string">
            <text:p><text:s/>[ 0.15859244]</text:p>
          </table:table-cell>
          <table:table-cell office:value-type="string" calcext:value-type="string">
            <text:p><text:s/>[-0.1606734 ]</text:p>
          </table:table-cell>
          <table:table-cell office:value-type="string" calcext:value-type="string">
            <text:p><text:s/>[-0.12316622]</text:p>
          </table:table-cell>
          <table:table-cell office:value-type="string" calcext:value-type="string">
            <text:p><text:s/>[-0.17891442]</text:p>
          </table:table-cell>
          <table:table-cell office:value-type="string" calcext:value-type="string">
            <text:p><text:s/>[-0.14522117]</text:p>
          </table:table-cell>
          <table:table-cell office:value-type="string" calcext:value-type="string">
            <text:p><text:s/>[-0.16890732]</text:p>
          </table:table-cell>
          <table:table-cell office:value-type="string" calcext:value-type="string">
            <text:p><text:s/>[-0.05797074]</text:p>
          </table:table-cell>
          <table:table-cell office:value-type="string" calcext:value-type="string">
            <text:p><text:s/>[-0.10692777]</text:p>
          </table:table-cell>
          <table:table-cell office:value-type="string" calcext:value-type="string">
            <text:p><text:s/>[-0.10670373]]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[[-0.23589835]</text:p>
          </table:table-cell>
          <table:table-cell/>
          <table:table-cell office:value-type="string" calcext:value-type="string">
            <text:p><text:s/>[-18.36466734]]</text:p>
          </table:table-cell>
          <table:table-cell office:value-type="string" calcext:value-type="string">
            <text:p><text:s/>[-11.61980551]</text:p>
          </table:table-cell>
          <table:table-cell office:value-type="string" calcext:value-type="string">
            <text:p><text:s/>[ -3.75506804]</text:p>
          </table:table-cell>
          <table:table-cell office:value-type="string" calcext:value-type="string">
            <text:p><text:s/>[ 75.05493953]</text:p>
          </table:table-cell>
          <table:table-cell office:value-type="string" calcext:value-type="string">
            <text:p><text:s/>[ <text:s text:c="2"/>7.1140644 ]</text:p>
          </table:table-cell>
          <table:table-cell office:value-type="string" calcext:value-type="string">
            <text:p><text:s/>[ -62.22051835]</text:p>
          </table:table-cell>
          <table:table-cell office:value-type="string" calcext:value-type="string">
            <text:p><text:s/>[ <text:s/>15.71574267]</text:p>
          </table:table-cell>
          <table:table-cell office:value-type="string" calcext:value-type="string">
            <text:p><text:s/>[ -69.10242744]</text:p>
          </table:table-cell>
          <table:table-cell office:value-type="string" calcext:value-type="string">
            <text:p><text:s/>[ -7.50222943]</text:p>
          </table:table-cell>
          <table:table-cell table:number-columns-repeated="2"/>
          <table:table-cell office:value-type="string" calcext:value-type="string">
            <text:p><text:s/>[ <text:s/>1.14598290e-01]</text:p>
          </table:table-cell>
          <table:table-cell office:value-type="string" calcext:value-type="string">
            <text:p><text:s/>[-0.19077249]</text:p>
          </table:table-cell>
          <table:table-cell office:value-type="string" calcext:value-type="string">
            <text:p><text:s/>[-0.13265093]</text:p>
          </table:table-cell>
          <table:table-cell office:value-type="string" calcext:value-type="string">
            <text:p><text:s/>[-0.16666774]</text:p>
          </table:table-cell>
          <table:table-cell office:value-type="string" calcext:value-type="string">
            <text:p><text:s/>[-0.09012354]</text:p>
          </table:table-cell>
          <table:table-cell office:value-type="string" calcext:value-type="string">
            <text:p><text:s/>[-0.04127715]</text:p>
          </table:table-cell>
          <table:table-cell office:value-type="string" calcext:value-type="string">
            <text:p><text:s/>[-0.02570432]</text:p>
          </table:table-cell>
          <table:table-cell office:value-type="string" calcext:value-type="string">
            <text:p><text:s/>[-0.10915148]</text:p>
          </table:table-cell>
          <table:table-cell office:value-type="string" calcext:value-type="string">
            <text:p><text:s/>[-0.03246202]]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<text:s/>[-0.32195049]]</text:p>
          </table:table-cell>
          <table:table-cell office:value-type="string" calcext:value-type="string">
            <text:p>[[-0.20134098]</text:p>
          </table:table-cell>
          <table:table-cell/>
          <table:table-cell office:value-type="string" calcext:value-type="string">
            <text:p><text:s/>[-54.21716042]]</text:p>
          </table:table-cell>
          <table:table-cell office:value-type="string" calcext:value-type="string">
            <text:p><text:s/>[ 23.70467214]</text:p>
          </table:table-cell>
          <table:table-cell office:value-type="string" calcext:value-type="string">
            <text:p><text:s/>[-34.19609572]</text:p>
          </table:table-cell>
          <table:table-cell office:value-type="string" calcext:value-type="string">
            <text:p><text:s/>[ <text:s/>33.04789925]</text:p>
          </table:table-cell>
          <table:table-cell office:value-type="string" calcext:value-type="string">
            <text:p><text:s/>[ <text:s/>89.07657306]</text:p>
          </table:table-cell>
          <table:table-cell office:value-type="string" calcext:value-type="string">
            <text:p><text:s/>[ <text:s/>62.22990593]</text:p>
          </table:table-cell>
          <table:table-cell office:value-type="string" calcext:value-type="string">
            <text:p><text:s/>[ <text:s/>22.83466599]</text:p>
          </table:table-cell>
          <table:table-cell office:value-type="string" calcext:value-type="string">
            <text:p><text:s/>[-72.89738123]</text:p>
          </table:table-cell>
          <table:table-cell table:number-columns-repeated="2"/>
          <table:table-cell office:value-type="string" calcext:value-type="string">
            <text:p><text:s/>[ -2.12776812e-01]</text:p>
          </table:table-cell>
          <table:table-cell office:value-type="string" calcext:value-type="string">
            <text:p><text:s/>[-0.04371732]</text:p>
          </table:table-cell>
          <table:table-cell office:value-type="string" calcext:value-type="string">
            <text:p><text:s/>[-0.12462031]</text:p>
          </table:table-cell>
          <table:table-cell office:value-type="string" calcext:value-type="string">
            <text:p><text:s/>[-0.07203376]</text:p>
          </table:table-cell>
          <table:table-cell office:value-type="string" calcext:value-type="string">
            <text:p><text:s/>[ 0.09626599]</text:p>
          </table:table-cell>
          <table:table-cell office:value-type="string" calcext:value-type="string">
            <text:p><text:s/>[-0.11526239]</text:p>
          </table:table-cell>
          <table:table-cell office:value-type="string" calcext:value-type="string">
            <text:p><text:s/>[-0.18170164]</text:p>
          </table:table-cell>
          <table:table-cell office:value-type="string" calcext:value-type="string">
            <text:p><text:s/>[-0.03639271]]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<text:s/>[-0.62140557]</text:p>
          </table:table-cell>
          <table:table-cell office:value-type="string" calcext:value-type="string">
            <text:p>[[-0.03719678]</text:p>
          </table:table-cell>
          <table:table-cell/>
          <table:table-cell office:value-type="string" calcext:value-type="string">
            <text:p><text:s/>[-26.76103963]]</text:p>
          </table:table-cell>
          <table:table-cell office:value-type="string" calcext:value-type="string">
            <text:p><text:s/>[-22.4367672 ]</text:p>
          </table:table-cell>
          <table:table-cell office:value-type="string" calcext:value-type="string">
            <text:p><text:s/>[ <text:s/>14.68077012]</text:p>
          </table:table-cell>
          <table:table-cell office:value-type="string" calcext:value-type="string">
            <text:p><text:s/>[ <text:s/>-6.23827552]</text:p>
          </table:table-cell>
          <table:table-cell office:value-type="string" calcext:value-type="string">
            <text:p><text:s/>[ <text:s/>40.20636053]</text:p>
          </table:table-cell>
          <table:table-cell office:value-type="string" calcext:value-type="string">
            <text:p><text:s/>[ -22.44837308]</text:p>
          </table:table-cell>
          <table:table-cell office:value-type="string" calcext:value-type="string">
            <text:p><text:s/>[ -0.54121564]</text:p>
          </table:table-cell>
          <table:table-cell table:number-columns-repeated="2"/>
          <table:table-cell office:value-type="string" calcext:value-type="string">
            <text:p><text:s/>[ -2.35348972e-02]</text:p>
          </table:table-cell>
          <table:table-cell office:value-type="string" calcext:value-type="string">
            <text:p><text:s/>[-0.18822968]</text:p>
          </table:table-cell>
          <table:table-cell office:value-type="string" calcext:value-type="string">
            <text:p><text:s/>[ 0.07332276]</text:p>
          </table:table-cell>
          <table:table-cell office:value-type="string" calcext:value-type="string">
            <text:p><text:s/>[ 0.00217797]</text:p>
          </table:table-cell>
          <table:table-cell office:value-type="string" calcext:value-type="string">
            <text:p><text:s/>[-0.21205867]</text:p>
          </table:table-cell>
          <table:table-cell office:value-type="string" calcext:value-type="string">
            <text:p><text:s/>[-0.20048548]</text:p>
          </table:table-cell>
          <table:table-cell office:value-type="string" calcext:value-type="string">
            <text:p><text:s/>[ 0.05243186]]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<text:s/>[ 0.339003 <text:s/>]]</text:p>
          </table:table-cell>
          <table:table-cell office:value-type="string" calcext:value-type="string">
            <text:p><text:s/>[-0.16890354]</text:p>
          </table:table-cell>
          <table:table-cell office:value-type="string" calcext:value-type="string">
            <text:p>[[ 0.30152036]</text:p>
          </table:table-cell>
          <table:table-cell/>
          <table:table-cell office:value-type="string" calcext:value-type="string">
            <text:p><text:s/>[ 82.80809503]]</text:p>
          </table:table-cell>
          <table:table-cell office:value-type="string" calcext:value-type="string">
            <text:p><text:s/>[ -30.93871692]</text:p>
          </table:table-cell>
          <table:table-cell office:value-type="string" calcext:value-type="string">
            <text:p><text:s/>[ -24.73003913]</text:p>
          </table:table-cell>
          <table:table-cell office:value-type="string" calcext:value-type="string">
            <text:p><text:s/>[ -78.31045326]</text:p>
          </table:table-cell>
          <table:table-cell office:value-type="string" calcext:value-type="string">
            <text:p><text:s/>[ <text:s/>22.92459081]</text:p>
          </table:table-cell>
          <table:table-cell office:value-type="string" calcext:value-type="string">
            <text:p><text:s/>[ 21.72894847]</text:p>
          </table:table-cell>
          <table:table-cell table:number-columns-repeated="2"/>
          <table:table-cell office:value-type="string" calcext:value-type="string">
            <text:p><text:s/>[ -1.73614751e-01]</text:p>
          </table:table-cell>
          <table:table-cell office:value-type="string" calcext:value-type="string">
            <text:p><text:s/>[-0.07392811]</text:p>
          </table:table-cell>
          <table:table-cell office:value-type="string" calcext:value-type="string">
            <text:p><text:s/>[-0.232436 <text:s/>]</text:p>
          </table:table-cell>
          <table:table-cell office:value-type="string" calcext:value-type="string">
            <text:p><text:s/>[-0.15173379]</text:p>
          </table:table-cell>
          <table:table-cell office:value-type="string" calcext:value-type="string">
            <text:p><text:s/>[-0.13477785]</text:p>
          </table:table-cell>
          <table:table-cell office:value-type="string" calcext:value-type="string">
            <text:p><text:s/>[ 0.1559157 ]]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<text:s/>[-0.53942636]</text:p>
          </table:table-cell>
          <table:table-cell office:value-type="string" calcext:value-type="string">
            <text:p><text:s/>[ 0.01911044]</text:p>
          </table:table-cell>
          <table:table-cell office:value-type="string" calcext:value-type="string">
            <text:p>[[ 0.02597827]</text:p>
          </table:table-cell>
          <table:table-cell/>
          <table:table-cell office:value-type="string" calcext:value-type="string">
            <text:p><text:s/>[ <text:s/>83.47277123]]</text:p>
          </table:table-cell>
          <table:table-cell office:value-type="string" calcext:value-type="string">
            <text:p><text:s/>[ <text:s/>16.07267212]</text:p>
          </table:table-cell>
          <table:table-cell office:value-type="string" calcext:value-type="string">
            <text:p><text:s/>[ <text:s/>16.14323276]</text:p>
          </table:table-cell>
          <table:table-cell office:value-type="string" calcext:value-type="string">
            <text:p><text:s/>[ -77.51710171]</text:p>
          </table:table-cell>
          <table:table-cell office:value-type="string" calcext:value-type="string">
            <text:p><text:s/>[-20.45501676]</text:p>
          </table:table-cell>
          <table:table-cell table:number-columns-repeated="2"/>
          <table:table-cell office:value-type="string" calcext:value-type="string">
            <text:p><text:s/>[ -1.18956529e-01]</text:p>
          </table:table-cell>
          <table:table-cell office:value-type="string" calcext:value-type="string">
            <text:p><text:s/>[-0.14368502]</text:p>
          </table:table-cell>
          <table:table-cell office:value-type="string" calcext:value-type="string">
            <text:p><text:s/>[ 0.06422563]</text:p>
          </table:table-cell>
          <table:table-cell office:value-type="string" calcext:value-type="string">
            <text:p><text:s/>[-0.09510638]</text:p>
          </table:table-cell>
          <table:table-cell office:value-type="string" calcext:value-type="string">
            <text:p><text:s/>[ 0.13890592]]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<text:s/>[ 0.3159403 ]]</text:p>
          </table:table-cell>
          <table:table-cell office:value-type="string" calcext:value-type="string">
            <text:p><text:s/>[-0.15714057]</text:p>
          </table:table-cell>
          <table:table-cell office:value-type="string" calcext:value-type="string">
            <text:p><text:s/>[-0.07066014]</text:p>
          </table:table-cell>
          <table:table-cell office:value-type="string" calcext:value-type="string">
            <text:p>[[ 0.10145273]</text:p>
          </table:table-cell>
          <table:table-cell/>
          <table:table-cell office:value-type="string" calcext:value-type="string">
            <text:p><text:s/>[ <text:s/>85.38669815]]</text:p>
          </table:table-cell>
          <table:table-cell office:value-type="string" calcext:value-type="string">
            <text:p><text:s/>[ -47.6546455 ]</text:p>
          </table:table-cell>
          <table:table-cell office:value-type="string" calcext:value-type="string">
            <text:p><text:s/>[ <text:s/>20.47588764]</text:p>
          </table:table-cell>
          <table:table-cell office:value-type="string" calcext:value-type="string">
            <text:p><text:s/>[ 52.32805225]</text:p>
          </table:table-cell>
          <table:table-cell table:number-columns-repeated="2"/>
          <table:table-cell office:value-type="string" calcext:value-type="string">
            <text:p><text:s/>[ -8.68292910e-02]</text:p>
          </table:table-cell>
          <table:table-cell office:value-type="string" calcext:value-type="string">
            <text:p><text:s/>[ 0.14788545]</text:p>
          </table:table-cell>
          <table:table-cell office:value-type="string" calcext:value-type="string">
            <text:p><text:s/>[-0.13410363]</text:p>
          </table:table-cell>
          <table:table-cell office:value-type="string" calcext:value-type="string">
            <text:p><text:s/>[ 0.14629004]]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<text:s/>[-0.50384115]</text:p>
          </table:table-cell>
          <table:table-cell office:value-type="string" calcext:value-type="string">
            <text:p><text:s/>[ 0.25191417]</text:p>
          </table:table-cell>
          <table:table-cell office:value-type="string" calcext:value-type="string">
            <text:p><text:s/>[-0.47419352]</text:p>
          </table:table-cell>
          <table:table-cell office:value-type="string" calcext:value-type="string">
            <text:p>[[ 0.03666612]</text:p>
          </table:table-cell>
          <table:table-cell/>
          <table:table-cell office:value-type="string" calcext:value-type="string">
            <text:p><text:s/>[ 136.47921273]]</text:p>
          </table:table-cell>
          <table:table-cell office:value-type="string" calcext:value-type="string">
            <text:p><text:s/>[ -73.37169889]</text:p>
          </table:table-cell>
          <table:table-cell office:value-type="string" calcext:value-type="string">
            <text:p><text:s/>[-68.17799636]</text:p>
          </table:table-cell>
          <table:table-cell table:number-columns-repeated="2"/>
          <table:table-cell office:value-type="string" calcext:value-type="string">
            <text:p><text:s/>[ -1.02226014e-01]</text:p>
          </table:table-cell>
          <table:table-cell office:value-type="string" calcext:value-type="string">
            <text:p><text:s/>[-0.09412182]</text:p>
          </table:table-cell>
          <table:table-cell office:value-type="string" calcext:value-type="string">
            <text:p><text:s/>[ 0.13089519]]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<text:s/>[-0.07706419]]</text:p>
          </table:table-cell>
          <table:table-cell office:value-type="string" calcext:value-type="string">
            <text:p><text:s/>[ 0.01940317]</text:p>
          </table:table-cell>
          <table:table-cell office:value-type="string" calcext:value-type="string">
            <text:p><text:s/>[ 0.16978138]</text:p>
          </table:table-cell>
          <table:table-cell office:value-type="string" calcext:value-type="string">
            <text:p><text:s/>[-0.03388341]</text:p>
          </table:table-cell>
          <table:table-cell office:value-type="string" calcext:value-type="string">
            <text:p>[[-0.42499856]</text:p>
          </table:table-cell>
          <table:table-cell/>
          <table:table-cell office:value-type="string" calcext:value-type="string">
            <text:p><text:s/>[ 100.60511259]</text:p>
          </table:table-cell>
          <table:table-cell office:value-type="string" calcext:value-type="string">
            <text:p><text:s/>[ 72.46401199]</text:p>
          </table:table-cell>
          <table:table-cell table:number-columns-repeated="2"/>
          <table:table-cell office:value-type="string" calcext:value-type="string">
            <text:p><text:s/>[ <text:s/>8.18688164e-03]</text:p>
          </table:table-cell>
          <table:table-cell office:value-type="string" calcext:value-type="string">
            <text:p><text:s/>[-0.11521819]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<text:s/>[-0.1533303 ]</text:p>
          </table:table-cell>
          <table:table-cell office:value-type="string" calcext:value-type="string">
            <text:p><text:s/>[-0.05126842]</text:p>
          </table:table-cell>
          <table:table-cell office:value-type="string" calcext:value-type="string">
            <text:p><text:s/>[ 0.19734179]</text:p>
          </table:table-cell>
          <table:table-cell office:value-type="string" calcext:value-type="string">
            <text:p><text:s/>[ 0.03158823]</text:p>
          </table:table-cell>
          <table:table-cell office:value-type="string" calcext:value-type="string">
            <text:p>[[ 0.03796426]</text:p>
          </table:table-cell>
          <table:table-cell office:value-type="string" calcext:value-type="string">
            <text:p><text:s/>[ <text:s/>-6.65314935]</text:p>
          </table:table-cell>
          <table:table-cell office:value-type="string" calcext:value-type="string">
            <text:p><text:s/>[ 35.08647869]</text:p>
          </table:table-cell>
          <table:table-cell table:number-columns-repeated="2"/>
          <table:table-cell office:value-type="string" calcext:value-type="string">
            <text:p><text:s/>[ <text:s/>1.86089162e-01]</text:p>
          </table:table-cell>
          <table:table-cell office:value-type="string" calcext:value-type="string">
            <text:p><text:s/>[ 0.00075826]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<text:s/>[-0.48136274]]</text:p>
          </table:table-cell>
          <table:table-cell office:value-type="string" calcext:value-type="string">
            <text:p><text:s/>[-0.1548732 ]</text:p>
          </table:table-cell>
          <table:table-cell office:value-type="string" calcext:value-type="string">
            <text:p><text:s/>[ 0.02527827]</text:p>
          </table:table-cell>
          <table:table-cell office:value-type="string" calcext:value-type="string">
            <text:p><text:s/>[-0.05781946]</text:p>
          </table:table-cell>
          <table:table-cell office:value-type="string" calcext:value-type="string">
            <text:p><text:s/>[-0.05139222]</text:p>
          </table:table-cell>
          <table:table-cell office:value-type="string" calcext:value-type="string">
            <text:p><text:s/>[ <text:s/>13.90280102]</text:p>
          </table:table-cell>
          <table:table-cell office:value-type="string" calcext:value-type="string">
            <text:p><text:s/>[-56.30266038]</text:p>
          </table:table-cell>
          <table:table-cell table:number-columns-repeated="2"/>
          <table:table-cell office:value-type="string" calcext:value-type="string">
            <text:p><text:s/>[ -1.15044857e-01]</text:p>
          </table:table-cell>
          <table:table-cell office:value-type="string" calcext:value-type="string">
            <text:p><text:s/>[-0.27292051]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[-0.02703368]</text:p>
          </table:table-cell>
          <table:table-cell office:value-type="string" calcext:value-type="string">
            <text:p><text:s/>[ 0.12385979]</text:p>
          </table:table-cell>
          <table:table-cell office:value-type="string" calcext:value-type="string">
            <text:p><text:s/>[-0.1984433 ]</text:p>
          </table:table-cell>
          <table:table-cell office:value-type="string" calcext:value-type="string">
            <text:p><text:s/>[-0.85222983]</text:p>
          </table:table-cell>
          <table:table-cell office:value-type="string" calcext:value-type="string">
            <text:p><text:s/>[ <text:s/>43.08014309]</text:p>
          </table:table-cell>
          <table:table-cell office:value-type="string" calcext:value-type="string">
            <text:p><text:s/>[ 64.80945174]</text:p>
          </table:table-cell>
          <table:table-cell table:number-columns-repeated="2"/>
          <table:table-cell office:value-type="string" calcext:value-type="string">
            <text:p><text:s/>[ -2.75275599e-01]</text:p>
          </table:table-cell>
          <table:table-cell office:value-type="string" calcext:value-type="string">
            <text:p><text:s/>[ 0.17619595]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[ 0.03787132]]</text:p>
          </table:table-cell>
          <table:table-cell office:value-type="string" calcext:value-type="string">
            <text:p><text:s/>[-0.19955371]</text:p>
          </table:table-cell>
          <table:table-cell office:value-type="string" calcext:value-type="string">
            <text:p><text:s/>[ 0.09175381]</text:p>
          </table:table-cell>
          <table:table-cell office:value-type="string" calcext:value-type="string">
            <text:p><text:s/>[-0.03219904]</text:p>
          </table:table-cell>
          <table:table-cell office:value-type="string" calcext:value-type="string">
            <text:p><text:s/>[ <text:s/>34.12551593]]</text:p>
          </table:table-cell>
          <table:table-cell office:value-type="string" calcext:value-type="string">
            <text:p><text:s/>[ -0.8253957 ]</text:p>
          </table:table-cell>
          <table:table-cell table:number-columns-repeated="2"/>
          <table:table-cell office:value-type="string" calcext:value-type="string">
            <text:p><text:s/>[ -2.27382645e-04]</text:p>
          </table:table-cell>
          <table:table-cell office:value-type="string" calcext:value-type="string">
            <text:p><text:s/>[ 0.17264349]]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<text:s/>[-0.0851203 ]</text:p>
          </table:table-cell>
          <table:table-cell office:value-type="string" calcext:value-type="string">
            <text:p><text:s/>[ 0.12355977]</text:p>
          </table:table-cell>
          <table:table-cell office:value-type="string" calcext:value-type="string">
            <text:p><text:s/>[ 0.53579876]</text:p>
          </table:table-cell>
          <table:table-cell/>
          <table:table-cell office:value-type="string" calcext:value-type="string">
            <text:p><text:s/>[ <text:s/>4.51193484]</text:p>
          </table:table-cell>
          <table:table-cell table:number-columns-repeated="2"/>
          <table:table-cell office:value-type="string" calcext:value-type="string">
            <text:p><text:s/>[ <text:s/>1.46527804e-01]</text:p>
          </table:table-cell>
          <table:table-cell table:number-columns-repeated="14"/>
        </table:table-row>
        <table:table-row table:style-name="ro1">
          <table:table-cell table:number-columns-repeated="8"/>
          <table:table-cell office:value-type="string" calcext:value-type="string">
            <text:p><text:s/>[-0.46136181]]</text:p>
          </table:table-cell>
          <table:table-cell office:value-type="string" calcext:value-type="string">
            <text:p><text:s/>[-0.05137455]</text:p>
          </table:table-cell>
          <table:table-cell office:value-type="string" calcext:value-type="string">
            <text:p><text:s/>[ 0.00522522]</text:p>
          </table:table-cell>
          <table:table-cell office:value-type="string" calcext:value-type="string">
            <text:p>[[-0.10603427]</text:p>
          </table:table-cell>
          <table:table-cell office:value-type="string" calcext:value-type="string">
            <text:p><text:s/>[-26.09776535]</text:p>
          </table:table-cell>
          <table:table-cell table:number-columns-repeated="2"/>
          <table:table-cell office:value-type="string" calcext:value-type="string">
            <text:p><text:s/>[ -4.37971251e-01]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<text:s/>[ 0.05507424]</text:p>
          </table:table-cell>
          <table:table-cell office:value-type="string" calcext:value-type="string">
            <text:p><text:s/>[-0.09826034]</text:p>
          </table:table-cell>
          <table:table-cell office:value-type="string" calcext:value-type="string">
            <text:p><text:s/>[ 0.41653936]</text:p>
          </table:table-cell>
          <table:table-cell office:value-type="string" calcext:value-type="string">
            <text:p><text:s/>[ 64.0542589 ]</text:p>
          </table:table-cell>
          <table:table-cell table:number-columns-repeated="2"/>
          <table:table-cell office:value-type="string" calcext:value-type="string">
            <text:p><text:s/>[ <text:s/>1.91548640e-01]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<text:s/>[ 0.04184427]]</text:p>
          </table:table-cell>
          <table:table-cell office:value-type="string" calcext:value-type="string">
            <text:p><text:s/>[ 0.23690464]</text:p>
          </table:table-cell>
          <table:table-cell office:value-type="string" calcext:value-type="string">
            <text:p><text:s/>[ 0.64228067]</text:p>
          </table:table-cell>
          <table:table-cell office:value-type="string" calcext:value-type="string">
            <text:p><text:s/>[ 16.89093628]</text:p>
          </table:table-cell>
          <table:table-cell table:number-columns-repeated="2"/>
          <table:table-cell office:value-type="string" calcext:value-type="string">
            <text:p><text:s/>[ <text:s/>3.45066507e-02]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<text:s/>[-0.06054871]</text:p>
          </table:table-cell>
          <table:table-cell office:value-type="string" calcext:value-type="string">
            <text:p><text:s/>[-0.4656097 ]</text:p>
          </table:table-cell>
          <table:table-cell office:value-type="string" calcext:value-type="string">
            <text:p><text:s/>[-14.67948332]]</text:p>
          </table:table-cell>
          <table:table-cell table:number-columns-repeated="2"/>
          <table:table-cell office:value-type="string" calcext:value-type="string">
            <text:p><text:s/>[ <text:s/>2.05951530e-01]]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0.799858250293" calcext:value-type="float">
            <text:p>0.7998582503</text:p>
          </table:table-cell>
          <table:table-cell/>
          <table:table-cell office:value-type="float" office:value="0.799599991966" calcext:value-type="float">
            <text:p>0.799599992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<text:s/>[-0.12668065]]</text:p>
          </table:table-cell>
          <table:table-cell office:value-type="string" calcext:value-type="string">
            <text:p><text:s/>[-0.91267115]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float" office:value="0.794035372589" calcext:value-type="float">
            <text:p>0.7940353726</text:p>
          </table:table-cell>
          <table:table-cell/>
          <table:table-cell office:value-type="float" office:value="0.793673962589" calcext:value-type="float">
            <text:p>0.7936739626</text:p>
          </table:table-cell>
          <table:table-cell table:number-columns-repeated="4"/>
          <table:table-cell office:value-type="string" calcext:value-type="string">
            <text:p><text:s/>[-0.24553399]</text:p>
          </table:table-cell>
          <table:table-cell office:value-type="string" calcext:value-type="string">
            <text:p>[[ 0.07253713]</text:p>
          </table:table-cell>
          <table:table-cell table:number-columns-repeated="2"/>
          <table:table-cell office:value-type="string" calcext:value-type="string">
            <text:p>[[ -1.14191405e-02]</text:p>
          </table:table-cell>
          <table:table-cell office:value-type="string" calcext:value-type="string">
            <text:p>[[-0.47094712]</text:p>
          </table:table-cell>
          <table:table-cell office:value-type="string" calcext:value-type="string">
            <text:p>[[ 0.43339409]</text:p>
          </table:table-cell>
          <table:table-cell office:value-type="string" calcext:value-type="string">
            <text:p>[[-0.05105639]</text:p>
          </table:table-cell>
          <table:table-cell office:value-type="string" calcext:value-type="string">
            <text:p>[[ 0.12279334]</text:p>
          </table:table-cell>
          <table:table-cell office:value-type="string" calcext:value-type="string">
            <text:p>[[ 0.16977309]</text:p>
          </table:table-cell>
          <table:table-cell office:value-type="string" calcext:value-type="string">
            <text:p>[[-0.1532763 ]</text:p>
          </table:table-cell>
          <table:table-cell office:value-type="string" calcext:value-type="string">
            <text:p>[[-0.07704503]</text:p>
          </table:table-cell>
          <table:table-cell office:value-type="string" calcext:value-type="string">
            <text:p>[[ 0.31568245]</text:p>
          </table:table-cell>
          <table:table-cell office:value-type="string" calcext:value-type="string">
            <text:p>[[ 0.33862112]</text:p>
          </table:table-cell>
          <table:table-cell office:value-type="string" calcext:value-type="string">
            <text:p>[[-0.23586397]</text:p>
          </table:table-cell>
          <table:table-cell office:value-type="string" calcext:value-type="string">
            <text:p>[[-0.70423615]]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794883480865" calcext:value-type="float">
            <text:p>0.7948834809</text:p>
          </table:table-cell>
          <table:table-cell/>
          <table:table-cell office:value-type="float" office:value="0.796748998899" calcext:value-type="float">
            <text:p>0.7967489989</text:p>
          </table:table-cell>
          <table:table-cell/>
          <table:table-cell office:value-type="float" office:value="0.795821296545" calcext:value-type="float">
            <text:p>0.7958212965</text:p>
          </table:table-cell>
          <table:table-cell table:number-columns-repeated="2"/>
          <table:table-cell office:value-type="string" calcext:value-type="string">
            <text:p><text:s/>[-0.13084827]</text:p>
          </table:table-cell>
          <table:table-cell office:value-type="string" calcext:value-type="string">
            <text:p><text:s/>[-0.22387532]</text:p>
          </table:table-cell>
          <table:table-cell table:number-columns-repeated="2"/>
          <table:table-cell office:value-type="string" calcext:value-type="string">
            <text:p><text:s/>[ -1.63314548e-01]</text:p>
          </table:table-cell>
          <table:table-cell office:value-type="string" calcext:value-type="string">
            <text:p><text:s/>[ 0.11446413]</text:p>
          </table:table-cell>
          <table:table-cell office:value-type="string" calcext:value-type="string">
            <text:p><text:s/>[-0.0304222 ]</text:p>
          </table:table-cell>
          <table:table-cell office:value-type="string" calcext:value-type="string">
            <text:p><text:s/>[ 0.12416237]</text:p>
          </table:table-cell>
          <table:table-cell office:value-type="string" calcext:value-type="string">
            <text:p><text:s/>[ 0.19756263]</text:p>
          </table:table-cell>
          <table:table-cell office:value-type="string" calcext:value-type="string">
            <text:p><text:s/>[ 0.10121985]</text:p>
          </table:table-cell>
          <table:table-cell office:value-type="string" calcext:value-type="string">
            <text:p><text:s/>[-0.48113568]</text:p>
          </table:table-cell>
          <table:table-cell office:value-type="string" calcext:value-type="string">
            <text:p><text:s/>[-0.15724404]</text:p>
          </table:table-cell>
          <table:table-cell office:value-type="string" calcext:value-type="string">
            <text:p><text:s/>[-0.03728427]</text:p>
          </table:table-cell>
          <table:table-cell office:value-type="string" calcext:value-type="string">
            <text:p><text:s/>[-0.20136894]</text:p>
          </table:table-cell>
          <table:table-cell office:value-type="string" calcext:value-type="string">
            <text:p><text:s/>[-0.32202459]]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string" calcext:value-type="string">
            <text:p><text:s/>[-0.11432003]</text:p>
          </table:table-cell>
          <table:table-cell office:value-type="string" calcext:value-type="string">
            <text:p><text:s/>[-0.02356436]</text:p>
          </table:table-cell>
          <table:table-cell table:number-columns-repeated="2"/>
          <table:table-cell office:value-type="string" calcext:value-type="string">
            <text:p><text:s/>[ -7.87307558e-01]</text:p>
          </table:table-cell>
          <table:table-cell office:value-type="string" calcext:value-type="string">
            <text:p><text:s/>[-0.94624055]</text:p>
          </table:table-cell>
          <table:table-cell office:value-type="string" calcext:value-type="string">
            <text:p><text:s/>[-0.02079581]</text:p>
          </table:table-cell>
          <table:table-cell office:value-type="string" calcext:value-type="string">
            <text:p><text:s/>[ 0.03067794]</text:p>
          </table:table-cell>
          <table:table-cell office:value-type="string" calcext:value-type="string">
            <text:p><text:s/>[-0.46107043]</text:p>
          </table:table-cell>
          <table:table-cell office:value-type="string" calcext:value-type="string">
            <text:p><text:s/>[-0.02714624]</text:p>
          </table:table-cell>
          <table:table-cell office:value-type="string" calcext:value-type="string">
            <text:p><text:s/>[-0.07060504]</text:p>
          </table:table-cell>
          <table:table-cell office:value-type="string" calcext:value-type="string">
            <text:p><text:s/>[-0.5037136 ]</text:p>
          </table:table-cell>
          <table:table-cell office:value-type="string" calcext:value-type="string">
            <text:p><text:s/>[-0.53913906]</text:p>
          </table:table-cell>
          <table:table-cell office:value-type="string" calcext:value-type="string">
            <text:p><text:s/>[-0.62102277]]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 calcext:value-type="string">
            <text:p><text:s/>[ 0.10648469]</text:p>
          </table:table-cell>
          <table:table-cell office:value-type="string" calcext:value-type="string">
            <text:p><text:s/>[-0.2050081 ]</text:p>
          </table:table-cell>
          <table:table-cell table:number-columns-repeated="2"/>
          <table:table-cell office:value-type="string" calcext:value-type="string">
            <text:p><text:s/>[ <text:s/>4.20881426e-01]</text:p>
          </table:table-cell>
          <table:table-cell office:value-type="string" calcext:value-type="string">
            <text:p><text:s/>[-0.06041139]</text:p>
          </table:table-cell>
          <table:table-cell office:value-type="string" calcext:value-type="string">
            <text:p><text:s/>[ 0.01688743]</text:p>
          </table:table-cell>
          <table:table-cell office:value-type="string" calcext:value-type="string">
            <text:p><text:s/>[-0.42421283]</text:p>
          </table:table-cell>
          <table:table-cell office:value-type="string" calcext:value-type="string">
            <text:p><text:s/>[-0.0841642 ]</text:p>
          </table:table-cell>
          <table:table-cell office:value-type="string" calcext:value-type="string">
            <text:p><text:s/>[-0.47394137]</text:p>
          </table:table-cell>
          <table:table-cell office:value-type="string" calcext:value-type="string">
            <text:p><text:s/>[ 0.02591186]</text:p>
          </table:table-cell>
          <table:table-cell office:value-type="string" calcext:value-type="string">
            <text:p><text:s/>[ 0.30154677]</text:p>
          </table:table-cell>
          <table:table-cell office:value-type="string" calcext:value-type="string">
            <text:p><text:s/>[-0.16887845]]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[[-0.09315603]</text:p>
          </table:table-cell>
          <table:table-cell/>
          <table:table-cell office:value-type="string" calcext:value-type="string">
            <text:p>[[-0.10155069]</text:p>
          </table:table-cell>
          <table:table-cell table:number-columns-repeated="4"/>
          <table:table-cell office:value-type="string" calcext:value-type="string">
            <text:p><text:s/>[ 0.68095505]</text:p>
          </table:table-cell>
          <table:table-cell office:value-type="string" calcext:value-type="string">
            <text:p><text:s/>[-0.3691791 ]</text:p>
          </table:table-cell>
          <table:table-cell table:number-columns-repeated="2"/>
          <table:table-cell office:value-type="string" calcext:value-type="string">
            <text:p><text:s/>[ -4.41324085e-02]</text:p>
          </table:table-cell>
          <table:table-cell office:value-type="string" calcext:value-type="string">
            <text:p><text:s/>[-0.2651933 ]</text:p>
          </table:table-cell>
          <table:table-cell office:value-type="string" calcext:value-type="string">
            <text:p><text:s/>[-0.34098718]</text:p>
          </table:table-cell>
          <table:table-cell office:value-type="string" calcext:value-type="string">
            <text:p><text:s/>[ 0.05419978]</text:p>
          </table:table-cell>
          <table:table-cell office:value-type="string" calcext:value-type="string">
            <text:p><text:s/>[-0.19846322]</text:p>
          </table:table-cell>
          <table:table-cell office:value-type="string" calcext:value-type="string">
            <text:p><text:s/>[-0.15482636]</text:p>
          </table:table-cell>
          <table:table-cell office:value-type="string" calcext:value-type="string">
            <text:p><text:s/>[ 0.01927906]</text:p>
          </table:table-cell>
          <table:table-cell office:value-type="string" calcext:value-type="string">
            <text:p><text:s/>[ 0.01896925]]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<text:s/>[-0.09103315]</text:p>
          </table:table-cell>
          <table:table-cell/>
          <table:table-cell office:value-type="string" calcext:value-type="string">
            <text:p><text:s/>[-0.09954014]</text:p>
          </table:table-cell>
          <table:table-cell table:number-columns-repeated="4"/>
          <table:table-cell office:value-type="string" calcext:value-type="string">
            <text:p><text:s/>[ 0.22350975]</text:p>
          </table:table-cell>
          <table:table-cell office:value-type="string" calcext:value-type="string">
            <text:p><text:s/>[ 0.18596709]</text:p>
          </table:table-cell>
          <table:table-cell table:number-columns-repeated="2"/>
          <table:table-cell office:value-type="string" calcext:value-type="string">
            <text:p><text:s/>[ <text:s/>5.70460862e-04]</text:p>
          </table:table-cell>
          <table:table-cell office:value-type="string" calcext:value-type="string">
            <text:p><text:s/>[ 0.30276501]</text:p>
          </table:table-cell>
          <table:table-cell office:value-type="string" calcext:value-type="string">
            <text:p><text:s/>[ 0.59954351]</text:p>
          </table:table-cell>
          <table:table-cell office:value-type="string" calcext:value-type="string">
            <text:p><text:s/>[ 0.04176247]</text:p>
          </table:table-cell>
          <table:table-cell office:value-type="string" calcext:value-type="string">
            <text:p><text:s/>[ 0.03657838]</text:p>
          </table:table-cell>
          <table:table-cell office:value-type="string" calcext:value-type="string">
            <text:p><text:s/>[ 0.03778082]</text:p>
          </table:table-cell>
          <table:table-cell office:value-type="string" calcext:value-type="string">
            <text:p><text:s/>[ 0.25174315]]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s/>[-0.09289324]</text:p>
          </table:table-cell>
          <table:table-cell/>
          <table:table-cell office:value-type="string" calcext:value-type="string">
            <text:p><text:s/>[-0.10129196]</text:p>
          </table:table-cell>
          <table:table-cell table:number-columns-repeated="4"/>
          <table:table-cell office:value-type="string" calcext:value-type="string">
            <text:p><text:s/>[-0.03686768]</text:p>
          </table:table-cell>
          <table:table-cell office:value-type="string" calcext:value-type="string">
            <text:p><text:s/>[-0.46967332]</text:p>
          </table:table-cell>
          <table:table-cell table:number-columns-repeated="2"/>
          <table:table-cell office:value-type="string" calcext:value-type="string">
            <text:p><text:s/>[ -3.96963248e-01]</text:p>
          </table:table-cell>
          <table:table-cell office:value-type="string" calcext:value-type="string">
            <text:p><text:s/>[-0.02848835]</text:p>
          </table:table-cell>
          <table:table-cell office:value-type="string" calcext:value-type="string">
            <text:p><text:s/>[-0.12097567]</text:p>
          </table:table-cell>
          <table:table-cell office:value-type="string" calcext:value-type="string">
            <text:p><text:s/>[-0.05788216]</text:p>
          </table:table-cell>
          <table:table-cell office:value-type="string" calcext:value-type="string">
            <text:p><text:s/>[-0.03431515]</text:p>
          </table:table-cell>
          <table:table-cell office:value-type="string" calcext:value-type="string">
            <text:p><text:s/>[-0.05113773]]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<text:s/>[-0.09429867]</text:p>
          </table:table-cell>
          <table:table-cell/>
          <table:table-cell office:value-type="string" calcext:value-type="string">
            <text:p><text:s/>[-0.10238577]</text:p>
          </table:table-cell>
          <table:table-cell table:number-columns-repeated="4"/>
          <table:table-cell office:value-type="string" calcext:value-type="string">
            <text:p><text:s/>[ 0.16634787]</text:p>
          </table:table-cell>
          <table:table-cell office:value-type="string" calcext:value-type="string">
            <text:p><text:s/>[-0.84652855]</text:p>
          </table:table-cell>
          <table:table-cell table:number-columns-repeated="2"/>
          <table:table-cell office:value-type="string" calcext:value-type="string">
            <text:p><text:s/>[ <text:s/>5.95015238e-01]</text:p>
          </table:table-cell>
          <table:table-cell office:value-type="string" calcext:value-type="string">
            <text:p><text:s/>[ 0.67416586]</text:p>
          </table:table-cell>
          <table:table-cell office:value-type="string" calcext:value-type="string">
            <text:p><text:s/>[-0.94275839]</text:p>
          </table:table-cell>
          <table:table-cell office:value-type="string" calcext:value-type="string">
            <text:p><text:s/>[ 0.09130752]</text:p>
          </table:table-cell>
          <table:table-cell office:value-type="string" calcext:value-type="string">
            <text:p><text:s/>[ 0.02431349]]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<text:s/>[-0.09054809]</text:p>
          </table:table-cell>
          <table:table-cell/>
          <table:table-cell office:value-type="string" calcext:value-type="string">
            <text:p><text:s/>[-0.09919274]</text:p>
          </table:table-cell>
          <table:table-cell table:number-columns-repeated="4"/>
          <table:table-cell office:value-type="string" calcext:value-type="string">
            <text:p><text:s/>[-0.34738239]</text:p>
          </table:table-cell>
          <table:table-cell office:value-type="string" calcext:value-type="string">
            <text:p><text:s/>[ 0.28478405]</text:p>
          </table:table-cell>
          <table:table-cell table:number-columns-repeated="2"/>
          <table:table-cell office:value-type="string" calcext:value-type="string">
            <text:p><text:s/>[ -1.46711044e-02]</text:p>
          </table:table-cell>
          <table:table-cell office:value-type="string" calcext:value-type="string">
            <text:p><text:s/>[-0.14506427]</text:p>
          </table:table-cell>
          <table:table-cell office:value-type="string" calcext:value-type="string">
            <text:p><text:s/>[ 0.24366649]</text:p>
          </table:table-cell>
          <table:table-cell office:value-type="string" calcext:value-type="string">
            <text:p><text:s/>[-0.19781525]]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<text:s/>[-0.09225801]</text:p>
          </table:table-cell>
          <table:table-cell/>
          <table:table-cell office:value-type="string" calcext:value-type="string">
            <text:p><text:s/>[-0.10068876]</text:p>
          </table:table-cell>
          <table:table-cell table:number-columns-repeated="4"/>
          <table:table-cell office:value-type="string" calcext:value-type="string">
            <text:p><text:s/>[-0.23385062]]</text:p>
          </table:table-cell>
          <table:table-cell office:value-type="string" calcext:value-type="string">
            <text:p><text:s/>[ 0.2335345 ]</text:p>
          </table:table-cell>
          <table:table-cell table:number-columns-repeated="2"/>
          <table:table-cell office:value-type="string" calcext:value-type="string">
            <text:p><text:s/>[ <text:s/>2.10453733e-01]</text:p>
          </table:table-cell>
          <table:table-cell office:value-type="string" calcext:value-type="string">
            <text:p><text:s/>[ 0.15746077]</text:p>
          </table:table-cell>
          <table:table-cell office:value-type="string" calcext:value-type="string">
            <text:p><text:s/>[-0.22777538]]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<text:s/>[-0.09251018]</text:p>
          </table:table-cell>
          <table:table-cell/>
          <table:table-cell office:value-type="string" calcext:value-type="string">
            <text:p><text:s/>[-0.10084575]</text:p>
          </table:table-cell>
          <table:table-cell table:number-columns-repeated="5"/>
          <table:table-cell office:value-type="string" calcext:value-type="string">
            <text:p><text:s/>[ 0.63118238]</text:p>
          </table:table-cell>
          <table:table-cell table:number-columns-repeated="2"/>
          <table:table-cell office:value-type="string" calcext:value-type="string">
            <text:p><text:s/>[ <text:s/>2.25062489e-01]</text:p>
          </table:table-cell>
          <table:table-cell office:value-type="string" calcext:value-type="string">
            <text:p><text:s/>[-0.07263076]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<text:s/>[-0.09149839]</text:p>
          </table:table-cell>
          <table:table-cell/>
          <table:table-cell office:value-type="string" calcext:value-type="string">
            <text:p><text:s/>[-0.10005023]</text:p>
          </table:table-cell>
          <table:table-cell table:number-columns-repeated="5"/>
          <table:table-cell office:value-type="string" calcext:value-type="string">
            <text:p><text:s/>[ 0.58843393]</text:p>
          </table:table-cell>
          <table:table-cell table:number-columns-repeated="2"/>
          <table:table-cell office:value-type="string" calcext:value-type="string">
            <text:p><text:s/>[ -2.08398470e-01]</text:p>
          </table:table-cell>
          <table:table-cell office:value-type="string" calcext:value-type="string">
            <text:p><text:s/>[-0.00154964]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<text:s/>[-0.09329389]</text:p>
          </table:table-cell>
          <table:table-cell/>
          <table:table-cell office:value-type="string" calcext:value-type="string">
            <text:p><text:s/>[-0.10167284]</text:p>
          </table:table-cell>
          <table:table-cell table:number-columns-repeated="5"/>
          <table:table-cell office:value-type="string" calcext:value-type="string">
            <text:p><text:s/>[-0.47251987]</text:p>
          </table:table-cell>
          <table:table-cell table:number-columns-repeated="2"/>
          <table:table-cell office:value-type="string" calcext:value-type="string">
            <text:p><text:s/>[ -1.80572550e-01]</text:p>
          </table:table-cell>
          <table:table-cell office:value-type="string" calcext:value-type="string">
            <text:p><text:s/>[ 0.5796092 ]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<text:s/>[-0.0976094 ]]</text:p>
          </table:table-cell>
          <table:table-cell/>
          <table:table-cell office:value-type="string" calcext:value-type="string">
            <text:p><text:s/>[-0.10538493]]</text:p>
          </table:table-cell>
          <table:table-cell table:number-columns-repeated="5"/>
          <table:table-cell office:value-type="string" calcext:value-type="string">
            <text:p><text:s/>[-0.30137938]</text:p>
          </table:table-cell>
          <table:table-cell table:number-columns-repeated="2"/>
          <table:table-cell office:value-type="string" calcext:value-type="string">
            <text:p><text:s/>[ -1.83142510e-02]</text:p>
          </table:table-cell>
          <table:table-cell office:value-type="string" calcext:value-type="string">
            <text:p><text:s/>[-0.26177387]</text:p>
          </table:table-cell>
          <table:table-cell table:number-columns-repeated="13"/>
        </table:table-row>
        <table:table-row table:style-name="ro1">
          <table:table-cell table:number-columns-repeated="12"/>
          <table:table-cell office:value-type="string" calcext:value-type="string">
            <text:p><text:s/>[ 0.31760047]</text:p>
          </table:table-cell>
          <table:table-cell table:number-columns-repeated="2"/>
          <table:table-cell office:value-type="string" calcext:value-type="string">
            <text:p><text:s/>[ <text:s/>3.99811815e-01]</text:p>
          </table:table-cell>
          <table:table-cell office:value-type="string" calcext:value-type="string">
            <text:p><text:s/>[ 0.06536411]]</text:p>
          </table:table-cell>
          <table:table-cell table:number-columns-repeated="13"/>
        </table:table-row>
        <table:table-row table:style-name="ro1">
          <table:table-cell table:number-columns-repeated="12"/>
          <table:table-cell office:value-type="string" calcext:value-type="string">
            <text:p><text:s/>[-0.46035067]</text:p>
          </table:table-cell>
          <table:table-cell table:number-columns-repeated="2"/>
          <table:table-cell office:value-type="string" calcext:value-type="string">
            <text:p><text:s/>[ -9.38975152e-02]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string" calcext:value-type="string">
            <text:p><text:s/>[ 0.49639802]</text:p>
          </table:table-cell>
          <table:table-cell table:number-columns-repeated="2"/>
          <table:table-cell office:value-type="string" calcext:value-type="string">
            <text:p><text:s/>[ -2.27886368e-01]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string" calcext:value-type="string">
            <text:p><text:s/>[-0.16510198]</text:p>
          </table:table-cell>
          <table:table-cell table:number-columns-repeated="2"/>
          <table:table-cell office:value-type="string" calcext:value-type="string">
            <text:p><text:s/>[ -3.41106661e-01]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string" calcext:value-type="string">
            <text:p><text:s/>[ 0.03175892]</text:p>
          </table:table-cell>
          <table:table-cell table:number-columns-repeated="2"/>
          <table:table-cell office:value-type="string" calcext:value-type="string">
            <text:p><text:s/>[ -1.68814906e-01]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string" calcext:value-type="string">
            <text:p><text:s/>[ 0.34484624]]</text:p>
          </table:table-cell>
          <table:table-cell table:number-columns-repeated="2"/>
          <table:table-cell office:value-type="string" calcext:value-type="string">
            <text:p><text:s/>[ <text:s/>4.54200403e-01]]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2T18:09:07.949620166</meta:creation-date>
    <dc:date>2016-11-03T00:49:43.892720613</dc:date>
    <meta:editing-duration>PT4H56M50S</meta:editing-duration>
    <meta:editing-cycles>1</meta:editing-cycles>
    <meta:document-statistic meta:table-count="1" meta:cell-count="570" meta:object-count="0"/>
    <meta:generator>LibreOffice/5.1.4.2$Linux_X86_64 LibreOffice_project/10m0$Build-2</meta:generator>
  </office:meta>
</office:document-meta>
</file>